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表格1" style:family="table">
      <style:table-properties style:width="7.849cm" table:align="margins" style:writing-mode="lr-tb"/>
    </style:style>
    <style:style style:name="表格1.A" style:family="table-column">
      <style:table-column-properties style:column-width="1.304cm" style:rel-column-width="739*"/>
    </style:style>
    <style:style style:name="表格1.B" style:family="table-column">
      <style:table-column-properties style:column-width="1.588cm" style:rel-column-width="900*"/>
    </style:style>
    <style:style style:name="表格1.C" style:family="table-column">
      <style:table-column-properties style:column-width="1.512cm" style:rel-column-width="857*"/>
    </style:style>
    <style:style style:name="表格1.D" style:family="table-column">
      <style:table-column-properties style:column-width="3.447cm" style:rel-column-width="1954*"/>
    </style:style>
    <style:style style:name="表格1.A1" style:family="table-cell">
      <style:table-cell-properties fo:padding="0.097cm" fo:border-left="0.05pt solid #000000" fo:border-right="none" fo:border-top="0.05pt solid #000000" fo:border-bottom="0.05pt solid #000000"/>
    </style:style>
    <style:style style:name="表格1.D1" style:family="table-cell">
      <style:table-cell-properties fo:background-color="#f5f5f5" fo:padding="0.097cm" fo:border="0.05pt solid #000000">
        <style:background-image/>
      </style:table-cell-properties>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background-color="#f5f5f5" fo:padding="0.097cm" fo:border-left="0.05pt solid #000000" fo:border-right="0.05pt solid #000000" fo:border-top="none" fo:border-bottom="0.05pt solid #000000">
        <style:background-image/>
      </style:table-cell-properties>
    </style:style>
    <style:style style:name="表格1.A3"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paragraph-properties fo:margin-left="0cm" fo:margin-right="0cm" fo:text-indent="0.432cm" style:auto-text-indent="false"/>
    </style:style>
    <style:style style:name="P5" style:family="paragraph" style:parent-style-name="Standard">
      <style:paragraph-properties fo:orphans="0" fo:widows="0" fo:keep-with-next="always"/>
      <style:text-properties style:font-weight-complex="bold"/>
    </style:style>
    <style:style style:name="P6" style:family="paragraph" style:parent-style-name="Abstract_20_Text">
      <style:text-properties officeooo:paragraph-rsid="0018df9d"/>
    </style:style>
    <style:style style:name="P7" style:family="paragraph" style:parent-style-name="Sangría_20_2_20_de_20_t._20_independiente">
      <style:text-properties fo:font-style="normal" officeooo:rsid="001c2b3b" officeooo:paragraph-rsid="001d57d4" style:font-style-asian="normal" style:font-style-complex="italic"/>
    </style:style>
    <style:style style:name="P8" style:family="paragraph" style:parent-style-name="Sangría_20_2_20_de_20_t._20_independiente">
      <style:text-properties fo:font-style="normal" officeooo:rsid="001d57d4" officeooo:paragraph-rsid="001dd9c5" style:font-style-asian="normal" style:font-style-complex="italic"/>
    </style:style>
    <style:style style:name="P9" style:family="paragraph" style:parent-style-name="Author">
      <style:text-properties officeooo:rsid="0015e58d"/>
    </style:style>
    <style:style style:name="P10" style:family="paragraph" style:parent-style-name="Affiliation">
      <style:text-properties officeooo:rsid="0015e58d"/>
    </style:style>
    <style:style style:name="P11" style:family="paragraph" style:parent-style-name="Affiliation">
      <style:text-properties officeooo:rsid="0015e58d" officeooo:paragraph-rsid="0015e58d"/>
    </style:style>
    <style:style style:name="P12" style:family="paragraph" style:parent-style-name="Standard">
      <style:text-properties officeooo:paragraph-rsid="001ead2b"/>
    </style:style>
    <style:style style:name="P13" style:family="paragraph" style:parent-style-name="Standard">
      <style:paragraph-properties fo:margin-left="0cm" fo:margin-right="0cm" fo:text-indent="0.432cm" style:auto-text-indent="false"/>
      <style:text-properties officeooo:paragraph-rsid="001ead2b"/>
    </style:style>
    <style:style style:name="P14" style:family="paragraph" style:parent-style-name="Standard">
      <style:paragraph-properties fo:margin-left="0cm" fo:margin-right="0cm" fo:text-indent="0.432cm" style:auto-text-indent="false"/>
      <style:text-properties officeooo:paragraph-rsid="002426e1"/>
    </style:style>
    <style:style style:name="P15" style:family="paragraph" style:parent-style-name="Standard">
      <style:paragraph-properties fo:margin-left="0cm" fo:margin-right="0cm" fo:text-indent="0.432cm" style:auto-text-indent="false"/>
      <style:text-properties officeooo:rsid="0026ab04" officeooo:paragraph-rsid="0026ab04"/>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align="center" style:justify-single-word="false" fo:text-indent="0cm" style:auto-text-indent="false"/>
      <style:text-properties fo:font-weight="bold" officeooo:paragraph-rsid="0020b7a5" style:font-weight-asian="bold" style:font-weight-complex="bold"/>
    </style:style>
    <style:style style:name="P18" style:family="paragraph" style:parent-style-name="Standard">
      <style:paragraph-properties fo:margin-left="0cm" fo:margin-right="0cm" fo:text-align="start" style:justify-single-word="false" fo:text-indent="0cm" style:auto-text-indent="false"/>
      <style:text-properties fo:font-weight="bold" officeooo:paragraph-rsid="0020b7a5" style:font-weight-asian="bold" style:font-weight-complex="bold"/>
    </style:style>
    <style:style style:name="P19" style:family="paragraph" style:parent-style-name="Standard">
      <style:paragraph-properties fo:margin-left="0cm" fo:margin-right="0cm" fo:text-indent="0cm" style:auto-text-indent="false"/>
      <style:text-properties officeooo:paragraph-rsid="0023e495"/>
    </style:style>
    <style:style style:name="P20" style:family="paragraph" style:parent-style-name="Heading_20_2">
      <style:text-properties officeooo:paragraph-rsid="001ead2b"/>
    </style:style>
    <style:style style:name="P21" style:family="paragraph" style:parent-style-name="References">
      <style:text-properties officeooo:paragraph-rsid="002ce565"/>
    </style:style>
    <style:style style:name="P22" style:family="paragraph" style:parent-style-name="References">
      <style:text-properties officeooo:paragraph-rsid="002dbc6b"/>
    </style:style>
    <style:style style:name="P23" style:family="paragraph" style:parent-style-name="References">
      <style:text-properties officeooo:paragraph-rsid="002dcb6e"/>
    </style:style>
    <style:style style:name="P24" style:family="paragraph" style:parent-style-name="References">
      <style:text-properties officeooo:paragraph-rsid="00314a6e"/>
    </style:style>
    <style:style style:name="P25" style:family="paragraph" style:parent-style-name="References">
      <style:text-properties officeooo:paragraph-rsid="0031aa15"/>
    </style:style>
    <style:style style:name="P26" style:family="paragraph" style:parent-style-name="Title" style:master-page-name="Standard">
      <style:paragraph-properties style:page-number="auto"/>
      <style:text-properties officeooo:rsid="0015e58d"/>
    </style:style>
    <style:style style:name="P27" style:family="paragraph" style:parent-style-name="Table_20_Contents">
      <style:paragraph-properties fo:text-align="center" style:justify-single-word="false"/>
      <style:text-properties officeooo:rsid="00225d7a" officeooo:paragraph-rsid="00225d7a"/>
    </style:style>
    <style:style style:name="P28" style:family="paragraph" style:parent-style-name="Table_20_Contents">
      <style:paragraph-properties fo:text-align="end" style:justify-single-word="false"/>
      <style:text-properties officeooo:rsid="00225d7a" officeooo:paragraph-rsid="00225d7a"/>
    </style:style>
    <style:style style:name="P29" style:family="paragraph" style:parent-style-name="Table_20_Contents">
      <style:paragraph-properties fo:text-align="start" style:justify-single-word="false"/>
      <style:text-properties officeooo:rsid="00225d7a" officeooo:paragraph-rsid="00225d7a"/>
    </style:style>
    <style:style style:name="P30" style:family="paragraph" style:parent-style-name="Table_20_Contents">
      <style:paragraph-properties fo:text-align="start" style:justify-single-word="false"/>
      <style:text-properties officeooo:rsid="00225d7a" officeooo:paragraph-rsid="0023e495"/>
    </style:style>
    <style:style style:name="P31" style:family="paragraph" style:parent-style-name="Table_20_Contents">
      <style:paragraph-properties fo:text-align="end" style:justify-single-word="false"/>
      <style:text-properties officeooo:rsid="0023e495" officeooo:paragraph-rsid="0023e495"/>
    </style:style>
    <style:style style:name="P32" style:family="paragraph" style:parent-style-name="Table_20_Contents">
      <style:paragraph-properties fo:text-align="start" style:justify-single-word="false"/>
      <style:text-properties officeooo:rsid="0023e495" officeooo:paragraph-rsid="0023e495"/>
    </style:style>
    <style:style style:name="T1" style:family="text">
      <style:text-properties fo:font-style="italic" style:font-style-asian="italic"/>
    </style:style>
    <style:style style:name="T2" style:family="text">
      <style:text-properties fo:font-style="italic" officeooo:rsid="002dcb6e" style:font-style-asian="italic" style:font-style-complex="italic"/>
    </style:style>
    <style:style style:name="T3" style:family="text">
      <style:text-properties fo:font-style="italic" officeooo:rsid="00314a6e" style:font-style-asian="italic" style:font-style-complex="italic"/>
    </style:style>
    <style:style style:name="T4" style:family="text">
      <style:text-properties fo:font-style="italic" officeooo:rsid="002ce565" style:font-style-asian="italic"/>
    </style:style>
    <style:style style:name="T5" style:family="text">
      <style:text-properties fo:font-style="italic" officeooo:rsid="002dcb6e" style:font-style-asian="italic"/>
    </style:style>
    <style:style style:name="T6" style:family="text">
      <style:text-properties fo:font-style="italic" officeooo:rsid="00314a6e" style:font-style-asian="italic"/>
    </style:style>
    <style:style style:name="T7" style:family="text">
      <style:text-properties fo:font-style="italic" officeooo:rsid="0031aa15" style:font-style-asian="italic"/>
    </style:style>
    <style:style style:name="T8" style:family="text">
      <style:text-properties fo:font-weight="bold" style:font-weight-asian="bold" style:font-weight-complex="bold"/>
    </style:style>
    <style:style style:name="T9" style:family="text">
      <style:text-properties fo:font-weight="bold" officeooo:rsid="001ead2b" style:font-weight-asian="bold" style:font-weight-complex="bold"/>
    </style:style>
    <style:style style:name="T10" style:family="text">
      <style:text-properties fo:font-weight="bold" officeooo:rsid="00279441" style:font-weight-asian="bold" style:font-weight-complex="bold"/>
    </style:style>
    <style:style style:name="T11" style:family="text">
      <style:text-properties officeooo:rsid="00161316"/>
    </style:style>
    <style:style style:name="T12" style:family="text">
      <style:text-properties officeooo:rsid="001800e1"/>
    </style:style>
    <style:style style:name="T13" style:family="text">
      <style:text-properties officeooo:rsid="0018df9d"/>
    </style:style>
    <style:style style:name="T14"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5" style:family="text">
      <style:text-properties style:use-window-font-color="true" style:font-name="Times New Roman" fo:font-size="10pt" fo:language="en" fo:country="US" fo:font-style="italic" officeooo:rsid="001c2b3b" style:font-name-asian="Times New Roman" style:font-size-asian="10pt" style:font-style-asian="italic" style:font-name-complex="Times New Roman" style:font-size-complex="10pt" style:language-complex="ar" style:country-complex="SA" style:font-style-complex="italic"/>
    </style:style>
    <style:style style:name="T16" style:family="text">
      <style:text-properties officeooo:rsid="001ead2b"/>
    </style:style>
    <style:style style:name="T17" style:family="text">
      <style:text-properties officeooo:rsid="0020b7a5"/>
    </style:style>
    <style:style style:name="T18" style:family="text">
      <style:text-properties style:text-position="super 58%"/>
    </style:style>
    <style:style style:name="T19" style:family="text">
      <style:text-properties style:text-position="sub 58%"/>
    </style:style>
    <style:style style:name="T20" style:family="text">
      <style:text-properties style:font-name="Times New Roman1" officeooo:rsid="0023e495" style:font-name-asian="Times New Roman1" style:font-name-complex="Times New Roman1"/>
    </style:style>
    <style:style style:name="T21" style:family="text">
      <style:text-properties fo:font-weight="normal" style:font-weight-asian="normal" style:font-weight-complex="normal"/>
    </style:style>
    <style:style style:name="T22" style:family="text">
      <style:text-properties officeooo:rsid="00279441"/>
    </style:style>
    <style:style style:name="T23" style:family="text">
      <style:text-properties officeooo:rsid="002ce565"/>
    </style:style>
    <style:style style:name="T24" style:family="text">
      <style:text-properties officeooo:rsid="002dbc6b"/>
    </style:style>
    <style:style style:name="T25" style:family="text">
      <style:text-properties fo:font-style="normal" officeooo:rsid="002ce565" style:font-style-asian="normal" style:font-style-complex="normal"/>
    </style:style>
    <style:style style:name="T26" style:family="text">
      <style:text-properties fo:font-style="normal" officeooo:rsid="002dbc6b" style:font-style-asian="normal" style:font-style-complex="normal"/>
    </style:style>
    <style:style style:name="T27" style:family="text">
      <style:text-properties fo:font-style="normal" officeooo:rsid="00314a6e" style:font-style-asian="normal" style:font-style-complex="normal"/>
    </style:style>
    <style:style style:name="T28" style:family="text">
      <style:text-properties fo:font-style="normal" officeooo:rsid="0031aa15" style:font-style-asian="normal" style:font-style-complex="normal"/>
    </style:style>
    <style:style style:name="T29" style:family="text">
      <style:text-properties officeooo:rsid="002dcb6e"/>
    </style:style>
    <style:style style:name="T30" style:family="text">
      <style:text-properties officeooo:rsid="00301acd"/>
    </style:style>
    <style:style style:name="T31" style:family="text">
      <style:text-properties officeooo:rsid="00314a6e"/>
    </style:style>
    <style:style style:name="T32" style:family="text">
      <style:text-properties officeooo:rsid="0033a5b1"/>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style:style style:name="Sect2" style:family="section">
      <style:section-properties text:dont-balance-text-columns="true"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tudy of an FPU</text:p>
      <text:p text:style-name="P2"/>
      <text:p text:style-name="P2"/>
      <text:p text:style-name="P9">Yu-wen Pwu</text:p>
      <text:p text:style-name="P11">Department of Computer Science, National Chiao Tung University</text:p>
      <text:p text:style-name="P10">ywpu@cs.nctu.edu.tw</text:p>
      <text:p text:style-name="P2"/>
      <text:p text:style-name="P1"/>
      <text:section text:style-name="Sect1" text:name="Sección1">
        <text:p text:style-name="Abstract_20_Title">Abstract</text:p>
        <text:p text:style-name="P3"/>
        <text:p text:style-name="P6">Th<text:span text:style-name="T13">is study examines how the floating point unit (FPU) is designed in modern computers. My study methods are including, but not limited to, source code analysis, behavioral simulation of the circuit and implement it onto a Xilinx Spartan-3E Starter Kit development board featuring Spartan-3 XC3S500E-4FG320C FPGA.</text:span> </text:p>
        <text:p text:style-name="Standard"/>
        <text:h text:style-name="Heading_20_1" text:outline-level="1">1. Introduction</text:h>
        <text:p text:style-name="Standard"/>
        <text:p text:style-name="P7">The FPU core I am going to study is “<text:span text:style-name="T14">fpu</text:span>” by Rudolf Usselmann [1]. It complies the IEEE 754 standard, and is able to do addition, subtraction, multiplication and division operations for two single precision floating point numbers. I uses an IEEE paper format template for OpenOffice and LibreOffice to write this paper. The template is designed by fullmetalsoa [2].</text:p>
        <text:p text:style-name="P8">Because I am so busy recently, I have little time to work on this project. I feel so sorry about that, but I have no choice… I only have 86,400 seconds a day! I have done my best.</text:p>
        <text:p text:style-name="Standard"/>
        <text:h text:style-name="Heading_20_1" text:outline-level="1">2. F<text:span text:style-name="T11">PU Code Analysis</text:span></text:h>
        <text:p text:style-name="Standard"/>
        <text:p text:style-name="P14"><text:span text:style-name="T16">The IEEE 754 floating point number representation specifies both single precision (4 bytes) and double precision (8 bytes) encodings. For single precision encodings, please refer to table 1. The decimal values in the third row of the table is called </text:span><text:span text:style-name="T9">denormalized numbers</text:span><text:span text:style-name="T16">; value “</text:span><text:span text:style-name="T15">NaN”</text:span><text:span text:style-name="T16"> in the fifth row means </text:span><text:span text:style-name="T9">not a number</text:span><text:span text:style-name="T16">.</text:span></text:p>
        <text:p text:style-name="P15">The standard also defines five rounding types. The first one is <text:span text:style-name="T8">round half to even</text:span><text:span text:style-name="T21">, a.k.a. </text:span><text:span text:style-name="T8">unbiased rounding</text:span><text:span text:style-name="T21">, which rounds the fraction to the nearest even value</text:span>; the second <text:span text:style-name="T8">round half away from zero</text:span>, <text:span text:style-name="T22">which rounds the fraction to the nearest value above if it is positive, and to the nearest value below if it is negative; </text:span>the third <text:span text:style-name="T10">round toward zero</text:span><text:span text:style-name="T22">, which truncates the fraction; the forth </text:span><text:span text:style-name="T10">round toward positive infinity</text:span><text:span text:style-name="T22">, which rounds the fraction up to its ceiling; the fifth </text:span><text:span text:style-name="T10">round toward negative infinity</text:span><text:span text:style-name="T22">, which rounds the fraction down to its floor [3]-[5].</text:span></text:p>
        <text:p text:style-name="P18"/>
        <text:p text:style-name="P17">Table 1. <text:span text:style-name="T17">IEEE 754 single precision encodings</text:span></text:p>
        <table:table table:name="表格1" table:style-name="表格1">
          <table:table-column table:style-name="表格1.A"/>
          <table:table-column table:style-name="表格1.B"/>
          <table:table-column table:style-name="表格1.C"/>
          <table:table-column table:style-name="表格1.D"/>
          <table:table-row>
            <table:table-cell table:style-name="表格1.A1" office:value-type="string">
              <text:p text:style-name="P27">Sign<text:line-break/>(1 bits)</text:p>
            </table:table-cell>
            <table:table-cell table:style-name="表格1.A1" office:value-type="string">
              <text:p text:style-name="P27">Exponent<text:line-break/>(8 bits)</text:p>
            </table:table-cell>
            <table:table-cell table:style-name="表格1.A1" office:value-type="string">
              <text:p text:style-name="P27">Mantissa<text:line-break/>(23 bits)</text:p>
            </table:table-cell>
            <table:table-cell table:style-name="表格1.D1" office:value-type="string">
              <text:p text:style-name="P27">Decimal Value</text:p>
            </table:table-cell>
          </table:table-row>
          <table:table-row>
            <table:table-cell table:style-name="表格1.A6" office:value-type="string">
              <text:p text:style-name="P28">0/1</text:p>
            </table:table-cell>
            <table:table-cell table:style-name="表格1.B2" office:value-type="string">
              <text:p text:style-name="P28">1 to 254</text:p>
            </table:table-cell>
            <table:table-cell table:style-name="表格1.C6" office:value-type="string">
              <text:p text:style-name="P28">anything</text:p>
            </table:table-cell>
            <table:table-cell table:style-name="表格1.D2" office:value-type="string">
              <text:p text:style-name="P29">(-1)<text:span text:style-name="T18">S</text:span> × (1.M)<text:span text:style-name="T19">2</text:span> × 2<text:span text:style-name="T18">(E-127)</text:span></text:p>
            </table:table-cell>
          </table:table-row>
          <table:table-row>
            <table:table-cell table:style-name="表格1.A6" office:value-type="string">
              <text:p text:style-name="P28">0/1</text:p>
            </table:table-cell>
            <table:table-cell table:style-name="表格1.B3" office:value-type="string">
              <text:p text:style-name="P28">0</text:p>
            </table:table-cell>
            <table:table-cell table:style-name="表格1.C6" office:value-type="string">
              <text:p text:style-name="P28">nonzero</text:p>
            </table:table-cell>
            <table:table-cell table:style-name="表格1.D2" office:value-type="string">
              <text:p text:style-name="P29">(-1)<text:span text:style-name="T18">S</text:span> × (0.M)<text:span text:style-name="T19">2</text:span> × 2<text:span text:style-name="T18">-126</text:span></text:p>
            </table:table-cell>
          </table:table-row>
          <table:table-row>
            <table:table-cell table:style-name="表格1.A6" office:value-type="string">
              <text:p text:style-name="P28">0/1</text:p>
            </table:table-cell>
            <table:table-cell table:style-name="表格1.B4" office:value-type="string">
              <text:p text:style-name="P28">0</text:p>
            </table:table-cell>
            <table:table-cell table:style-name="表格1.C6" office:value-type="string">
              <text:p text:style-name="P28">0</text:p>
            </table:table-cell>
            <table:table-cell table:style-name="表格1.D2" office:value-type="string">
              <text:p text:style-name="P30">(-1)<text:span text:style-name="T18">S</text:span> × 0</text:p>
            </table:table-cell>
          </table:table-row>
          <table:table-row>
            <table:table-cell table:style-name="表格1.A6" office:value-type="string">
              <text:p text:style-name="P31">0/1</text:p>
            </table:table-cell>
            <table:table-cell table:style-name="表格1.B5" office:value-type="string">
              <text:p text:style-name="P31">255</text:p>
            </table:table-cell>
            <table:table-cell table:style-name="表格1.C6" office:value-type="string">
              <text:p text:style-name="P31">0</text:p>
            </table:table-cell>
            <table:table-cell table:style-name="表格1.D2" office:value-type="string">
              <text:p text:style-name="P30">(-1)<text:span text:style-name="T18">S</text:span> × <text:span text:style-name="T20">∞</text:span></text:p>
            </table:table-cell>
          </table:table-row>
          <table:table-row>
            <table:table-cell table:style-name="表格1.A6" office:value-type="string">
              <text:p text:style-name="P31">0/1</text:p>
            </table:table-cell>
            <table:table-cell table:style-name="表格1.B6" office:value-type="string">
              <text:p text:style-name="P31">255</text:p>
            </table:table-cell>
            <table:table-cell table:style-name="表格1.C6" office:value-type="string">
              <text:p text:style-name="P31">nonzero</text:p>
            </table:table-cell>
            <table:table-cell table:style-name="表格1.D2" office:value-type="string">
              <text:p text:style-name="P32">NaN</text:p>
            </table:table-cell>
          </table:table-row>
        </table:table>
        <text:p text:style-name="P19"/>
        <text:h text:style-name="P20" text:outline-level="2"><text:span text:style-name="T32">2</text:span>.1. Second-order headings</text:h>
        <text:p text:style-name="P12"/>
        <text:p text:style-name="P13">As in this heading, they should be Times 11-point boldface, initially capitalized, flush left, with one blank line before, and one after.</text:p>
        <text:p text:style-name="P16"/>
        <text:h text:style-name="Heading_20_1" text:outline-level="1">3. <text:span text:style-name="T11">Porting to FPGA</text:span></text:h>
        <text:p text:style-name="P5"/>
        <text:p text:style-name="Text_20_body_20_indent"><text:span text:style-name="T32">I have not ported the FPU core to an FPGA yet due to insufficient time.</text:span></text:p>
        <text:p text:style-name="Standard"/>
        <text:h text:style-name="Heading_20_1" text:outline-level="1">4. <text:span text:style-name="T11">Experiments</text:span></text:h>
        <text:p text:style-name="Standard"/>
        <text:p text:style-name="Text_20_body_20_indent">Author names and affiliations are to be centered beneath the title and printed in Times 12-point, non-boldface type. Multiple authors may be shown in a two- or three-column format, with their affiliations italicized and centered below their respective names. Include e-mail addresses if possible. Author information should be followed by two 12-point blank lines.</text:p>
        <text:p text:style-name="Standard"/>
        <text:h text:style-name="Heading_20_1" text:outline-level="1"><text:span text:style-name="T32">5</text:span>. <text:span text:style-name="T12">Conclusions</text:span></text:h>
        <text:p text:style-name="Standard"/>
        <text:p text:style-name="P4">Use footnotes sparingly (or not at all) and place them at the bottom of the column on the page on which they are referenced. Use Times 8-point type, single-spaced. To help your readers, avoid using footnotes altogether and include necessary peripheral <text:soft-page-break/>observations in the text (within parentheses, if you prefer, as in this sentence).</text:p>
        <text:p text:style-name="Standard"/>
        <text:h text:style-name="Heading_20_1" text:outline-level="1"><text:span text:style-name="T32">6</text:span>. References</text:h>
        <text:p text:style-name="Standard"/>
        <text:p text:style-name="P22">[1] <text:span text:style-name="T23">Rudolf Usselmann (2000, September 16).</text:span> <text:span text:style-name="T4">Open Floating Point Unit</text:span><text:span text:style-name="T25">, </text:span><text:span text:style-name="T26">The Free IP Cores Projects [Online]. Available: </text:span><text:a xlink:type="simple" xlink:href="http://opencores.org/project,fpu" text:style-name="Internet_20_link" text:visited-style-name="Visited_20_Internet_20_Link"><text:span text:style-name="T24">http://opencores.org/project,fpu</text:span></text:a></text:p>
        <text:p text:style-name="P21"/>
        <text:p text:style-name="P23">[2] <text:span text:style-name="T29">fullmetalsoa. </text:span><text:span text:style-name="T5">Author's Instruction for the Preparation of Regular Papers</text:span> <text:span text:style-name="T29">[Online]. Available: </text:span><text:a xlink:type="simple" xlink:href="http://templates.openoffice.org/en/template/ieee-paper-format" text:style-name="Internet_20_link" text:visited-style-name="Visited_20_Internet_20_Link"><text:span text:style-name="T29">http://templates.openoff ice.org/en/template/ieee-paper-format</text:span></text:a></text:p>
        <text:p text:style-name="Standard"/>
        <text:p text:style-name="P23">[<text:span text:style-name="T29">3</text:span>] <text:span text:style-name="T2">IEEE Standard for Floating-Point Arithmetic</text:span><text:span text:style-name="T29">, IEEE Standard 754-2008, August 29, 2008.</text:span></text:p>
        <text:p text:style-name="References"/>
        <text:p text:style-name="P24">[<text:span text:style-name="T29">4</text:span>] <text:span text:style-name="T31">various contributors (2016, January 9).</text:span> <text:span text:style-name="T3">F</text:span><text:span text:style-name="T6">loating Point</text:span><text:span text:style-name="T25">, </text:span><text:span text:style-name="T27">Wikipedia</text:span><text:span text:style-name="T26"> [Online]. Available: </text:span><text:a xlink:type="simple" xlink:href="https://en.wikipedia.org/wiki/Floating_point" text:style-name="Internet_20_link" text:visited-style-name="Visited_20_Internet_20_Link"><text:span text:style-name="T27">https://en.wikipedia.org/wiki/ Floating_point</text:span></text:a></text:p>
        <text:p text:style-name="Standard"/>
        <text:p text:style-name="P25">[<text:span text:style-name="T30">5</text:span>] <text:span text:style-name="T31">Kevin J. Brewer and Quanfei Wen (1999, May 28).</text:span> <text:span text:style-name="T7">IEEE-754 Floating-Point Conversion from Floating-Point to Hexadecimal</text:span><text:span text:style-name="T25">, </text:span><text:span text:style-name="T28">City University of New York</text:span><text:span text:style-name="T26"> [Online]. Available: </text:span><text:a xlink:type="simple" xlink:href="http://babbage.cs.qc.edu/courses/cs341/IEEE-754.html" text:style-name="Internet_20_link" text:visited-style-name="Visited_20_Internet_20_Link"><text:span text:style-name="T28">http://babbage.cs.qc.edu/courses/cs341/IEEE-754. html</text:span></text:a></text:p>
        <text:p text:style-name="Standard"/>
      </text:section>
      <text:section text:style-name="Sect2" text:name="Sección2">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6-01-10T17:37:14.906004844</meta:creation-date>
    <meta:editing-cycles>28</meta:editing-cycles>
    <meta:editing-duration>PT4H47M27S</meta:editing-duration>
    <meta:generator>LibreOffice/5.0.4.2$Linux_X86_64 LibreOffice_project/00m0$Build-2</meta:generator>
    <meta:keyword>IEEE</meta:keyword>
    <meta:keyword>Articles</meta:keyword>
    <meta:keyword>Scientific</meta:keyword>
    <dc:subject>Education</dc:subject>
    <dc:description>Author's Instruction for the Preparation of  Regular Papers</dc:description>
    <dc:date>2016-01-11T00:56:00.497241052</dc:date>
    <meta:document-statistic meta:table-count="1" meta:image-count="0" meta:object-count="0" meta:page-count="2" meta:paragraph-count="51" meta:word-count="606" meta:character-count="3866" meta:non-whitespace-character-count="3310"/>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